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o Light" fo:font-weight="bold" officeooo:rsid="001342ec" officeooo:paragraph-rsid="001342ec" style:font-weight-asian="bold" style:font-weight-complex="bold"/>
    </style:style>
    <style:style style:name="P2" style:family="paragraph" style:parent-style-name="Standard">
      <style:text-properties style:font-name="Lato Light" fo:font-weight="bold" officeooo:rsid="00132988" officeooo:paragraph-rsid="00132988" style:font-weight-asian="bold" style:font-weight-complex="bold"/>
    </style:style>
    <style:style style:name="P3" style:family="paragraph" style:parent-style-name="Standard">
      <style:text-properties style:font-name="Lato Light" officeooo:rsid="001342ec" officeooo:paragraph-rsid="001342ec"/>
    </style:style>
    <style:style style:name="P4" style:family="paragraph" style:parent-style-name="Standard" style:list-style-name="L1">
      <style:text-properties style:font-name="Lato Light" officeooo:rsid="001342ec" officeooo:paragraph-rsid="001342ec"/>
    </style:style>
    <style:style style:name="P5" style:family="paragraph" style:parent-style-name="Standard" style:list-style-name="L2">
      <style:text-properties style:font-name="Lato Light" officeooo:rsid="001342ec" officeooo:paragraph-rsid="001342ec"/>
    </style:style>
    <style:style style:name="P6" style:family="paragraph" style:parent-style-name="Standard">
      <style:text-properties style:font-name="Lato Light" officeooo:rsid="00125091" officeooo:paragraph-rsid="00125091"/>
    </style:style>
    <style:style style:name="P7" style:family="paragraph" style:parent-style-name="Standard">
      <style:paragraph-properties fo:text-align="end" style:justify-single-word="false"/>
      <style:text-properties style:font-name="Lato Light" officeooo:rsid="00125091" officeooo:paragraph-rsid="00125091"/>
    </style:style>
    <style:style style:name="P8" style:family="paragraph" style:parent-style-name="Standard">
      <style:paragraph-properties fo:text-align="end" style:justify-single-word="false"/>
      <style:text-properties style:font-name="Lato Light" officeooo:rsid="0015143a" officeooo:paragraph-rsid="0015143a"/>
    </style:style>
    <style:style style:name="P9" style:family="paragraph" style:parent-style-name="Standard">
      <style:text-properties style:font-name="Lato Light" officeooo:rsid="0015143a" officeooo:paragraph-rsid="0015143a"/>
    </style:style>
    <style:style style:name="P10" style:family="paragraph" style:parent-style-name="Standard">
      <style:text-properties style:font-name="Lato Light" officeooo:rsid="0011094a" officeooo:paragraph-rsid="0011094a"/>
    </style:style>
    <style:style style:name="P11" style:family="paragraph" style:parent-style-name="Standard">
      <style:text-properties style:font-name="Lato Light" officeooo:rsid="0011094a" officeooo:paragraph-rsid="00132988"/>
    </style:style>
    <style:style style:name="P12" style:family="paragraph" style:parent-style-name="Standard">
      <style:text-properties style:font-name="Lato Light" officeooo:rsid="00132988" officeooo:paragraph-rsid="001329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text:p>
      <text:p text:style-name="P3"/>
      <text:p text:style-name="P3">El proyecto conciste en desarrollar una aplicación para La Asocioación de Taxistas Unidos de Ciudad Universitaria (ATUCU) la cual administre los viajes, choferes, usuarios, dueño, multas y contabilidad con las especificaciones de dicha asosiación. La aplicación deberá crear una base de datos en SQL Server y tener una interfaz gráfica en Java que se conecte con dicha base.</text:p>
      <text:p text:style-name="P3"/>
      <text:p text:style-name="P3">Integrantes</text:p>
      <text:p text:style-name="P3"/>
      <text:list xml:id="list5278764261504964685" text:style-name="L1">
        <text:list-item>
          <text:p text:style-name="P4">Nestor Jesus Real Estrada</text:p>
        </text:list-item>
      </text:list>
      <text:p text:style-name="P3"/>
      <text:list xml:id="list203640126326155" text:continue-numbering="true" text:style-name="L1">
        <text:list-item>
          <text:p text:style-name="P4">Daniel Froylan Ramírez Delgado</text:p>
        </text:list-item>
      </text:list>
      <text:p text:style-name="P3"/>
      <text:list xml:id="list203638548659251" text:continue-numbering="true" text:style-name="L1">
        <text:list-item>
          <text:p text:style-name="P4">Jessica Monter Gallardo</text:p>
        </text:list-item>
      </text:list>
      <text:p text:style-name="P3"/>
      <text:list xml:id="list203638603122626" text:continue-numbering="true" text:style-name="L1">
        <text:list-item>
          <text:p text:style-name="P4">Gibran Aguilar Zuñiga</text:p>
        </text:list-item>
      </text:list>
      <text:p text:style-name="P3"/>
      <text:p text:style-name="P3">Actividad de los integrantes</text:p>
      <text:p text:style-name="P3"/>
      <text:list xml:id="list4693422471927774588" text:style-name="L2">
        <text:list-item>
          <text:p text:style-name="P5">Nestor Jesus Real Estrada: Desarrollador del sistema</text:p>
        </text:list-item>
      </text:list>
      <text:p text:style-name="P3"/>
      <text:list xml:id="list203638381802779" text:continue-numbering="true" text:style-name="L2">
        <text:list-item>
          <text:p text:style-name="P5">Jessica Monter Gallardo: Desarrolladora del sistema</text:p>
        </text:list-item>
      </text:list>
      <text:p text:style-name="P3"/>
      <text:list xml:id="list203639245359259" text:continue-numbering="true" text:style-name="L2">
        <text:list-item>
          <text:p text:style-name="P5">Daniel Froylan Ramírez Delgado: Taster y y diagramador</text:p>
        </text:list-item>
      </text:list>
      <text:p text:style-name="P3"/>
      <text:list xml:id="list203638682045052" text:continue-numbering="true" text:style-name="L2">
        <text:list-item>
          <text:p text:style-name="P5">Gibran Aguilar Zuñiga: Organizador y diagramador</text:p>
        </text:list-item>
      </text:list>
      <text:p text:style-name="P6"/>
      <text:p text:style-name="P6"/>
      <text:p text:style-name="P6">Bitácora</text:p>
      <text:p text:style-name="P6"/>
      <text:p text:style-name="P8">23 de Febrero del 2017</text:p>
      <text:p text:style-name="P9"/>
      <text:p text:style-name="P9">El primer día que nos reunimos todo el equipo para planear y dividir tareas sobre el proyecto. Decidimos implementar la lectura de archivos en un arreglo en lugar de una lista ligada (aun que la lista ligada puede guardar más información) ya que es sólo un programa provicional y el cual cambiará por una base de datos. Desarrollamos el diagrama y reflexionamos la razón de poner las relaciones como están, los atributos y cardinalidades.</text:p>
      <text:p text:style-name="P9"/>
      <text:p text:style-name="P8">27 de Febrero del 2017</text:p>
      <text:p text:style-name="P9"/>
      <text:p text:style-name="P9">Nueva reunión de equipo en la que se decidió agregar entidades como Contador, Pago, Viaje, y subentidades de la entidad Cliente como Estudiante, Académico y Trabajador, así como las relaciones Realiza, Administra, Solicita y Provee para refinar el control sobre la información y requerimientos de la asociación.</text:p>
      <text:p text:style-name="P10"/>
      <text:p text:style-name="P7"/>
      <text:p text:style-name="P7"><text:soft-page-break/></text:p>
      <text:p text:style-name="P7"/>
      <text:p text:style-name="P7">1 de Marzo del 2017</text:p>
      <text:p text:style-name="P6"/>
      <text:p text:style-name="P6">Decidimos como realizar el UML desde e ldiagraga de casos de usos hasta el diagrama de actividades, también quien realizaría cada uno de ellos y la modificación de los errores que tuvimos en la práctica pasada .</text:p>
      <text:p text:style-name="P6"/>
      <text:p text:style-name="P7">6 Marzo del 2017</text:p>
      <text:p text:style-name="P6"/>
      <text:p text:style-name="P6">Nos reunimos para ver el trabajo que realizó cada persona, resolver dudas, estucturar la práctica y charlar por que hicimos lo que hicimos si estabamos de acuerdo con ello si fué así no modificarlo en el caso contrario modificarlo entre todos a la forma mas conveniente.</text:p>
      <text:p text:style-name="P6"/>
      <text:p text:style-name="P2"/>
      <text:p text:style-name="P2">Diagrama de Colaboración</text:p>
      <text:p text:style-name="P12"/>
      <text:p text:style-name="P11">En el diagrama de colaboración se optó por cambiar la superclase Persona por la clase Usuario que describe tanto a Estudiante, Académico y Trabajador, simplificando la lectura de dicho diagram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9:53:35.396375976</meta:creation-date>
    <dc:date>2017-03-06T20:36:38.026934180</dc:date>
    <meta:editing-duration>PT13M11S</meta:editing-duration>
    <meta:editing-cycles>10</meta:editing-cycles>
    <meta:generator>LibreOffice/5.1.6.2$Linux_x86 LibreOffice_project/10m0$Build-2</meta:generator>
    <meta:document-statistic meta:table-count="0" meta:image-count="0" meta:object-count="0" meta:page-count="2" meta:paragraph-count="23" meta:word-count="370" meta:character-count="2268" meta:non-whitespace-character-count="1929"/>
  </office:meta>
</office:document-meta>
</file>